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an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0dbb40"/>
    </style:style>
    <style:style style:name="P2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0bd74c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0f67eb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191f8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19e50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2fbaf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6a471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7c07c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857e6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c4bd5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1cd94a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2a8cb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5c5de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6f64e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757a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9161a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b94c8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c3543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d6d91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2f2df5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0f13b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51a67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6ffe6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8f998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b9520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857e6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a298c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1c4bd5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5c5de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6f64e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757ad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8256b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9161a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07c" officeooo:paragraph-rsid="002a0455"/>
    </style:style>
    <style:style style:name="P35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0f67eb" officeooo:paragraph-rsid="000f67eb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19e50" officeooo:paragraph-rsid="00119e50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6a471" officeooo:paragraph-rsid="0016a471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1a298c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1b9520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38f998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b9520" officeooo:paragraph-rsid="001b9520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c4bd5" officeooo:paragraph-rsid="001c4bd5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c4bd5" officeooo:paragraph-rsid="001cd94a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e656a" officeooo:paragraph-rsid="001e656a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e656a" officeooo:paragraph-rsid="0028256b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fb5af" officeooo:paragraph-rsid="001fb5af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024ec" officeooo:paragraph-rsid="002024ec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5c5de" officeooo:paragraph-rsid="0025c5de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6f64e" officeooo:paragraph-rsid="0026f64e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6f64e" officeooo:paragraph-rsid="002757ad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9161a" officeooo:paragraph-rsid="0029161a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c3543" officeooo:paragraph-rsid="002c3543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d6d91" officeooo:paragraph-rsid="002d6d91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f2df5" officeooo:paragraph-rsid="002f2df5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0f13b" officeooo:paragraph-rsid="0030f13b"/>
    </style:style>
    <style:style style:name="P56" style:family="paragraph" style:parent-style-name="Text_20_body">
      <style:text-properties officeooo:paragraph-rsid="000bd74c"/>
    </style:style>
    <style:style style:name="P57" style:family="paragraph" style:parent-style-name="Text_20_body">
      <style:text-properties officeooo:rsid="000eb3df" officeooo:paragraph-rsid="000f67eb"/>
    </style:style>
    <style:style style:name="P58" style:family="paragraph" style:parent-style-name="Text_20_body">
      <style:paragraph-properties fo:text-align="start" style:justify-single-word="false"/>
      <style:text-properties officeooo:rsid="000f67eb" officeooo:paragraph-rsid="000f67eb"/>
    </style:style>
    <style:style style:name="P59" style:family="paragraph" style:parent-style-name="Text_20_body">
      <style:text-properties officeooo:rsid="00110802" officeooo:paragraph-rsid="00110802"/>
    </style:style>
    <style:style style:name="P60" style:family="paragraph" style:parent-style-name="Text_20_body">
      <style:paragraph-properties fo:text-align="start" style:justify-single-word="false"/>
      <style:text-properties officeooo:rsid="001191f8" officeooo:paragraph-rsid="00119e50"/>
    </style:style>
    <style:style style:name="P61" style:family="paragraph" style:parent-style-name="Text_20_body">
      <style:paragraph-properties fo:text-align="start" style:justify-single-word="false"/>
      <style:text-properties officeooo:rsid="001191f8" officeooo:paragraph-rsid="0016a471"/>
    </style:style>
    <style:style style:name="P62" style:family="paragraph" style:parent-style-name="Text_20_body">
      <style:text-properties officeooo:rsid="001191f8" officeooo:paragraph-rsid="001191f8"/>
    </style:style>
    <style:style style:name="P63" style:family="paragraph" style:parent-style-name="Text_20_body">
      <style:text-properties officeooo:rsid="001191f8" officeooo:paragraph-rsid="00119e50"/>
    </style:style>
    <style:style style:name="P64" style:family="paragraph" style:parent-style-name="Text_20_body">
      <style:paragraph-properties fo:text-align="start" style:justify-single-word="false"/>
      <style:text-properties officeooo:rsid="00119e50" officeooo:paragraph-rsid="00119e50"/>
    </style:style>
    <style:style style:name="P65" style:family="paragraph" style:parent-style-name="Text_20_body">
      <style:paragraph-properties fo:text-align="start" style:justify-single-word="false"/>
    </style:style>
    <style:style style:name="P66" style:family="paragraph" style:parent-style-name="Text_20_body">
      <style:paragraph-properties fo:text-align="start" style:justify-single-word="false"/>
      <style:text-properties officeooo:paragraph-rsid="0029161a"/>
    </style:style>
    <style:style style:name="P67" style:family="paragraph" style:parent-style-name="Text_20_body">
      <style:paragraph-properties fo:text-align="start" style:justify-single-word="false"/>
      <style:text-properties officeooo:paragraph-rsid="002f2df5"/>
    </style:style>
    <style:style style:name="P68" style:family="paragraph" style:parent-style-name="Standard">
      <style:text-properties officeooo:rsid="0017089f" officeooo:paragraph-rsid="0017089f"/>
    </style:style>
    <style:style style:name="P69" style:family="paragraph" style:parent-style-name="Standard">
      <style:text-properties officeooo:rsid="0017089f" officeooo:paragraph-rsid="001c4bd5"/>
    </style:style>
    <style:style style:name="P70" style:family="paragraph" style:parent-style-name="Standard">
      <style:paragraph-properties fo:text-align="start" style:justify-single-word="false"/>
      <style:text-properties officeooo:rsid="0017089f" officeooo:paragraph-rsid="0021abe4"/>
    </style:style>
    <style:style style:name="P71" style:family="paragraph" style:parent-style-name="Standard">
      <style:paragraph-properties fo:text-align="start" style:justify-single-word="false"/>
      <style:text-properties officeooo:rsid="0017089f" officeooo:paragraph-rsid="0033b98b"/>
    </style:style>
    <style:style style:name="P72" style:family="paragraph" style:parent-style-name="Standard">
      <style:paragraph-properties fo:text-align="start" style:justify-single-word="false"/>
      <style:text-properties officeooo:rsid="0017089f" officeooo:paragraph-rsid="00351a67"/>
    </style:style>
    <style:style style:name="P73" style:family="paragraph" style:parent-style-name="Text_20_body">
      <style:text-properties officeooo:rsid="0017c07c" officeooo:paragraph-rsid="0017c07c"/>
    </style:style>
    <style:style style:name="P74" style:family="paragraph" style:parent-style-name="Text_20_body">
      <style:paragraph-properties fo:text-align="start" style:justify-single-word="false"/>
      <style:text-properties officeooo:rsid="0017c07c" officeooo:paragraph-rsid="0023d4a1"/>
    </style:style>
    <style:style style:name="P75" style:family="paragraph" style:parent-style-name="Text_20_body">
      <style:paragraph-properties fo:text-align="start" style:justify-single-word="false"/>
      <style:text-properties officeooo:rsid="0017c07c" officeooo:paragraph-rsid="0028256b"/>
    </style:style>
    <style:style style:name="P76" style:family="paragraph" style:parent-style-name="Text_20_body">
      <style:paragraph-properties fo:text-align="start" style:justify-single-word="false"/>
      <style:text-properties officeooo:rsid="0017c07c" officeooo:paragraph-rsid="0029161a"/>
    </style:style>
    <style:style style:name="P77" style:family="paragraph" style:parent-style-name="Text_20_body">
      <style:paragraph-properties fo:text-align="start" style:justify-single-word="false"/>
      <style:text-properties officeooo:rsid="0017c07c" officeooo:paragraph-rsid="002a0455"/>
    </style:style>
    <style:style style:name="P78" style:family="paragraph" style:parent-style-name="Text_20_body">
      <style:paragraph-properties fo:text-align="start" style:justify-single-word="false"/>
      <style:text-properties officeooo:rsid="0017c07c" officeooo:paragraph-rsid="002c3543"/>
    </style:style>
    <style:style style:name="P79" style:family="paragraph" style:parent-style-name="Text_20_body">
      <style:paragraph-properties fo:text-align="start" style:justify-single-word="false"/>
      <style:text-properties officeooo:rsid="0017c07c" officeooo:paragraph-rsid="002ca7d1"/>
    </style:style>
    <style:style style:name="P80" style:family="paragraph" style:parent-style-name="Text_20_body">
      <style:paragraph-properties fo:text-align="start" style:justify-single-word="false"/>
      <style:text-properties officeooo:rsid="0017c07c" officeooo:paragraph-rsid="002d6d91"/>
    </style:style>
    <style:style style:name="P81" style:family="paragraph" style:parent-style-name="Text_20_body">
      <style:paragraph-properties fo:text-align="start" style:justify-single-word="false"/>
      <style:text-properties officeooo:rsid="0017c07c" officeooo:paragraph-rsid="002f2df5"/>
    </style:style>
    <style:style style:name="P82" style:family="paragraph" style:parent-style-name="Text_20_body">
      <style:paragraph-properties fo:text-align="start" style:justify-single-word="false"/>
      <style:text-properties officeooo:rsid="0017c07c" officeooo:paragraph-rsid="0030f13b"/>
    </style:style>
    <style:style style:name="P83" style:family="paragraph" style:parent-style-name="Text_20_body">
      <style:paragraph-properties fo:text-align="start" style:justify-single-word="false"/>
      <style:text-properties officeooo:rsid="0017c07c" officeooo:paragraph-rsid="0033b98b"/>
    </style:style>
    <style:style style:name="P84" style:family="paragraph" style:parent-style-name="Text_20_body">
      <style:paragraph-properties fo:text-align="start" style:justify-single-word="false"/>
      <style:text-properties officeooo:rsid="0017c07c" officeooo:paragraph-rsid="00372060"/>
    </style:style>
    <style:style style:name="P85" style:family="paragraph" style:parent-style-name="Text_20_body">
      <style:paragraph-properties fo:text-align="start" style:justify-single-word="false"/>
      <style:text-properties officeooo:rsid="0017c07c" officeooo:paragraph-rsid="0038dada"/>
    </style:style>
    <style:style style:name="P86" style:family="paragraph" style:parent-style-name="Text_20_body">
      <style:paragraph-properties fo:text-align="start" style:justify-single-word="false"/>
      <style:text-properties officeooo:rsid="0017c07c" officeooo:paragraph-rsid="0038f998"/>
    </style:style>
    <style:style style:name="P87" style:family="paragraph" style:parent-style-name="Text_20_body">
      <style:text-properties officeooo:rsid="001c4bd5" officeooo:paragraph-rsid="001c4bd5"/>
    </style:style>
    <style:style style:name="P88" style:family="paragraph" style:parent-style-name="Text_20_body">
      <style:text-properties officeooo:rsid="001cd94a" officeooo:paragraph-rsid="001e656a"/>
    </style:style>
    <style:style style:name="P89" style:family="paragraph" style:parent-style-name="Text_20_body">
      <style:text-properties officeooo:rsid="001e656a" officeooo:paragraph-rsid="001e656a"/>
    </style:style>
    <style:style style:name="P90" style:family="paragraph" style:parent-style-name="Text_20_body">
      <style:text-properties officeooo:rsid="001e656a" officeooo:paragraph-rsid="0028256b"/>
    </style:style>
    <style:style style:name="P91" style:family="paragraph" style:parent-style-name="Text_20_body">
      <style:paragraph-properties fo:text-align="start" style:justify-single-word="false"/>
      <style:text-properties officeooo:rsid="0023d4a1" officeooo:paragraph-rsid="0023d4a1"/>
    </style:style>
    <style:style style:name="P92" style:family="paragraph" style:parent-style-name="Text_20_body">
      <style:paragraph-properties fo:text-align="start" style:justify-single-word="false"/>
      <style:text-properties officeooo:rsid="0025c5de" officeooo:paragraph-rsid="0025c5de"/>
    </style:style>
    <style:style style:name="P93" style:family="paragraph" style:parent-style-name="Text_20_body">
      <style:paragraph-properties fo:text-align="start" style:justify-single-word="false"/>
      <style:text-properties officeooo:rsid="0025c5de" officeooo:paragraph-rsid="0029161a"/>
    </style:style>
    <style:style style:name="P94" style:family="paragraph" style:parent-style-name="Text_20_body">
      <style:paragraph-properties fo:text-align="start" style:justify-single-word="false"/>
      <style:text-properties officeooo:rsid="0025c5de" officeooo:paragraph-rsid="002c3543"/>
    </style:style>
    <style:style style:name="P95" style:family="paragraph" style:parent-style-name="Text_20_body">
      <style:paragraph-properties fo:text-align="start" style:justify-single-word="false"/>
      <style:text-properties officeooo:rsid="0025c5de" officeooo:paragraph-rsid="002d6d91"/>
    </style:style>
    <style:style style:name="P96" style:family="paragraph" style:parent-style-name="Text_20_body">
      <style:paragraph-properties fo:text-align="start" style:justify-single-word="false"/>
      <style:text-properties officeooo:rsid="0025c5de" officeooo:paragraph-rsid="002f2df5"/>
    </style:style>
    <style:style style:name="P97" style:family="paragraph" style:parent-style-name="Text_20_body">
      <style:paragraph-properties fo:text-align="start" style:justify-single-word="false"/>
      <style:text-properties officeooo:rsid="0025c5de" officeooo:paragraph-rsid="0030f13b"/>
    </style:style>
    <style:style style:name="P98" style:family="paragraph" style:parent-style-name="Text_20_body">
      <style:paragraph-properties fo:text-align="start" style:justify-single-word="false"/>
      <style:text-properties officeooo:rsid="002c3543" officeooo:paragraph-rsid="002c3543"/>
    </style:style>
    <style:style style:name="P99" style:family="paragraph" style:parent-style-name="Text_20_body">
      <style:paragraph-properties fo:text-align="start" style:justify-single-word="false"/>
      <style:text-properties officeooo:rsid="002d6d91" officeooo:paragraph-rsid="002f2df5"/>
    </style:style>
    <style:style style:name="P100" style:family="paragraph" style:parent-style-name="Text_20_body">
      <style:paragraph-properties fo:text-align="start" style:justify-single-word="false"/>
      <style:text-properties officeooo:rsid="0030f13b" officeooo:paragraph-rsid="0030f13b"/>
    </style:style>
    <style:style style:name="P101" style:family="paragraph" style:parent-style-name="Text_20_body">
      <style:paragraph-properties fo:text-align="start" style:justify-single-word="false"/>
      <style:text-properties officeooo:rsid="002f2df5" officeooo:paragraph-rsid="002f2df5"/>
    </style:style>
    <style:style style:name="P102" style:family="paragraph" style:parent-style-name="Text_20_body">
      <style:paragraph-properties fo:text-align="start" style:justify-single-word="false"/>
      <style:text-properties officeooo:rsid="0032bd1f" officeooo:paragraph-rsid="0032bd1f"/>
    </style:style>
    <style:style style:name="P103" style:family="paragraph" style:parent-style-name="Text_20_body">
      <style:paragraph-properties fo:text-align="start" style:justify-single-word="false"/>
      <style:text-properties officeooo:rsid="00351a67" officeooo:paragraph-rsid="00351a67"/>
    </style:style>
    <style:style style:name="P104" style:family="paragraph" style:parent-style-name="Standard">
      <style:paragraph-properties fo:text-align="start" style:justify-single-word="false"/>
      <style:text-properties officeooo:rsid="0036ffe6" officeooo:paragraph-rsid="0036ffe6"/>
    </style:style>
    <style:style style:name="P105" style:family="paragraph" style:parent-style-name="Standard">
      <style:paragraph-properties fo:text-align="start" style:justify-single-word="false"/>
      <style:text-properties officeooo:rsid="0036ffe6" officeooo:paragraph-rsid="00372060"/>
    </style:style>
    <style:style style:name="P106" style:family="paragraph" style:parent-style-name="Text_20_body">
      <style:paragraph-properties fo:text-align="start" style:justify-single-word="false"/>
      <style:text-properties officeooo:rsid="0036ffe6" officeooo:paragraph-rsid="00372060"/>
    </style:style>
    <style:style style:name="P107" style:family="paragraph" style:parent-style-name="Text_20_body">
      <style:paragraph-properties fo:text-align="start" style:justify-single-word="false"/>
      <style:text-properties officeooo:rsid="0038dada" officeooo:paragraph-rsid="0038dada"/>
    </style:style>
    <style:style style:name="P108" style:family="paragraph" style:parent-style-name="Text_20_body">
      <style:paragraph-properties fo:text-align="start" style:justify-single-word="false"/>
      <style:text-properties officeooo:rsid="0038dada" officeooo:paragraph-rsid="0038f998"/>
    </style:style>
    <style:style style:name="P109" style:family="paragraph" style:parent-style-name="Heading_20_1">
      <style:paragraph-properties fo:text-align="center" style:justify-single-word="false"/>
    </style:style>
    <style:style style:name="P110" style:family="paragraph" style:parent-style-name="Heading_20_1">
      <style:text-properties officeooo:paragraph-rsid="003cf88b"/>
    </style:style>
    <style:style style:name="P111" style:family="paragraph" style:parent-style-name="Heading_20_2">
      <style:text-properties officeooo:paragraph-rsid="00119e50"/>
    </style:style>
    <style:style style:name="P112" style:family="paragraph" style:parent-style-name="Heading_20_2">
      <style:text-properties officeooo:paragraph-rsid="0014b492"/>
    </style:style>
    <style:style style:name="P113" style:family="paragraph" style:parent-style-name="Heading_20_2">
      <style:text-properties officeooo:paragraph-rsid="0025c5de"/>
    </style:style>
    <style:style style:name="P114" style:family="paragraph" style:parent-style-name="Heading_20_2">
      <style:paragraph-properties fo:text-align="start" style:justify-single-word="false"/>
      <style:text-properties officeooo:paragraph-rsid="0026f64e"/>
    </style:style>
    <style:style style:name="P115" style:family="paragraph" style:parent-style-name="Heading_20_2">
      <style:paragraph-properties fo:text-align="start" style:justify-single-word="false"/>
      <style:text-properties officeooo:paragraph-rsid="002757ad"/>
    </style:style>
    <style:style style:name="P116" style:family="paragraph" style:parent-style-name="Heading_20_2">
      <style:paragraph-properties fo:text-align="start" style:justify-single-word="false"/>
      <style:text-properties officeooo:rsid="0017089f" officeooo:paragraph-rsid="00372060"/>
    </style:style>
    <style:style style:name="P117" style:family="paragraph" style:parent-style-name="Heading_20_2">
      <style:text-properties officeooo:paragraph-rsid="003c76ef"/>
    </style:style>
    <style:style style:name="P118" style:family="paragraph" style:parent-style-name="Standard">
      <style:paragraph-properties fo:text-align="start" style:justify-single-word="false"/>
      <style:text-properties officeooo:rsid="00351a67" officeooo:paragraph-rsid="003cf88b"/>
    </style:style>
    <style:style style:name="P1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6ffe6" officeooo:paragraph-rsid="0036ffe6"/>
    </style:style>
    <style:style style:name="P12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6ffe6" officeooo:paragraph-rsid="00372060"/>
    </style:style>
    <style:style style:name="P12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72060" officeooo:paragraph-rsid="00372060"/>
    </style:style>
    <style:style style:name="P12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38f998" officeooo:paragraph-rsid="0038f998"/>
    </style:style>
    <style:style style:name="P1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8f998"/>
    </style:style>
    <style:style style:name="P1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a4a95"/>
    </style:style>
    <style:style style:name="P1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b42bc"/>
    </style:style>
    <style:style style:name="P12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c1abd"/>
    </style:style>
    <style:style style:name="P12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c48f2"/>
    </style:style>
    <style:style style:name="P1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bd74c" officeooo:paragraph-rsid="003fd92c"/>
    </style:style>
    <style:style style:name="P12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3a4a95"/>
    </style:style>
    <style:style style:name="P13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298c" officeooo:paragraph-rsid="003b42bc"/>
    </style:style>
    <style:style style:name="P131" style:family="paragraph" style:parent-style-name="Text_20_body">
      <style:paragraph-properties fo:text-align="start" style:justify-single-word="false"/>
    </style:style>
    <style:style style:name="P132" style:family="paragraph" style:parent-style-name="Text_20_body">
      <style:paragraph-properties fo:text-align="start" style:justify-single-word="false"/>
      <style:text-properties officeooo:paragraph-rsid="003b5258"/>
    </style:style>
    <style:style style:name="P133" style:family="paragraph" style:parent-style-name="Text_20_body">
      <style:paragraph-properties fo:text-align="start" style:justify-single-word="false"/>
      <style:text-properties officeooo:paragraph-rsid="003c1abd"/>
    </style:style>
    <style:style style:name="P134" style:family="paragraph" style:parent-style-name="Text_20_body">
      <style:paragraph-properties fo:text-align="start" style:justify-single-word="false"/>
      <style:text-properties officeooo:paragraph-rsid="003c48f2"/>
    </style:style>
    <style:style style:name="P135" style:family="paragraph" style:parent-style-name="Text_20_body">
      <style:paragraph-properties fo:text-align="start" style:justify-single-word="false"/>
      <style:text-properties officeooo:paragraph-rsid="003c76ef"/>
    </style:style>
    <style:style style:name="P136" style:family="paragraph" style:parent-style-name="Text_20_body">
      <style:paragraph-properties fo:text-align="start" style:justify-single-word="false"/>
      <style:text-properties officeooo:paragraph-rsid="003cf88b"/>
    </style:style>
    <style:style style:name="P137" style:family="paragraph" style:parent-style-name="Text_20_body">
      <style:paragraph-properties fo:text-align="start" style:justify-single-word="false"/>
      <style:text-properties officeooo:paragraph-rsid="003fd92c"/>
    </style:style>
    <style:style style:name="P138" style:family="paragraph" style:parent-style-name="Text_20_body">
      <style:paragraph-properties fo:text-align="start" style:justify-single-word="false"/>
      <style:text-properties officeooo:rsid="0017c07c" officeooo:paragraph-rsid="003a4a95"/>
    </style:style>
    <style:style style:name="P139" style:family="paragraph" style:parent-style-name="Text_20_body">
      <style:paragraph-properties fo:text-align="start" style:justify-single-word="false"/>
      <style:text-properties officeooo:rsid="0017c07c" officeooo:paragraph-rsid="00372060"/>
    </style:style>
    <style:style style:name="P140" style:family="paragraph" style:parent-style-name="Text_20_body">
      <style:paragraph-properties fo:text-align="start" style:justify-single-word="false"/>
      <style:text-properties officeooo:rsid="003a4a95" officeooo:paragraph-rsid="003a4a95"/>
    </style:style>
    <style:style style:name="P141" style:family="paragraph" style:parent-style-name="Text_20_body">
      <style:paragraph-properties fo:text-align="start" style:justify-single-word="false"/>
      <style:text-properties officeooo:rsid="003a4a95" officeooo:paragraph-rsid="003b42bc"/>
    </style:style>
    <style:style style:name="P142" style:family="paragraph" style:parent-style-name="Text_20_body">
      <style:paragraph-properties fo:text-align="start" style:justify-single-word="false"/>
      <style:text-properties officeooo:rsid="003c76ef" officeooo:paragraph-rsid="003c76ef"/>
    </style:style>
    <style:style style:name="P143" style:family="paragraph" style:parent-style-name="Text_20_body">
      <style:paragraph-properties fo:text-align="start" style:justify-single-word="false"/>
      <style:text-properties officeooo:rsid="003c76ef" officeooo:paragraph-rsid="003cf88b"/>
    </style:style>
    <style:style style:name="P144" style:family="paragraph" style:parent-style-name="Text_20_body">
      <style:paragraph-properties fo:text-align="start" style:justify-single-word="false"/>
      <style:text-properties officeooo:rsid="003cf88b" officeooo:paragraph-rsid="003cf88b"/>
    </style:style>
    <style:style style:name="P145" style:family="paragraph" style:parent-style-name="Text_20_body">
      <style:paragraph-properties fo:text-align="start" style:justify-single-word="false"/>
      <style:text-properties officeooo:rsid="003df0eb" officeooo:paragraph-rsid="003df0eb"/>
    </style:style>
    <style:style style:name="P146" style:family="paragraph" style:parent-style-name="Text_20_body">
      <style:paragraph-properties fo:text-align="start" style:justify-single-word="false"/>
      <style:text-properties officeooo:rsid="003fd92c" officeooo:paragraph-rsid="003fd92c"/>
    </style:style>
    <style:style style:name="P147" style:family="paragraph" style:parent-style-name="Text_20_body">
      <style:paragraph-properties fo:text-align="start" style:justify-single-word="false"/>
      <style:text-properties officeooo:rsid="003fd92c" officeooo:paragraph-rsid="0040c19a"/>
    </style:style>
    <style:style style:name="P148" style:family="paragraph" style:parent-style-name="Text_20_body">
      <style:paragraph-properties fo:text-align="start" style:justify-single-word="false"/>
      <style:text-properties officeooo:rsid="0040c19a" officeooo:paragraph-rsid="0040c19a"/>
    </style:style>
    <style:style style:name="T1" style:family="text">
      <style:text-properties officeooo:rsid="000bd74c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d74c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67eb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e50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2fbaf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b492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471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a1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c5de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8256b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161a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a0455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b94c8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3543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a7d1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6d91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2df5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f13b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3b98b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51a67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6ffe6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72060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7359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8dada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8f998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a4a95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b42bc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b5258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c07c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c1abd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c48f2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c76ef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cf88b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df0eb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fd92c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0c19a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b5af"/>
    </style:style>
    <style:style style:name="T39" style:family="text">
      <style:text-properties fo:color="#000000" loext:opacity="100%" style:font-name="Liberation Serif" officeooo:rsid="000bd74c"/>
    </style:style>
    <style:style style:name="T40" style:family="text">
      <style:text-properties officeooo:rsid="001191f8"/>
    </style:style>
    <style:style style:name="T41" style:family="text">
      <style:text-properties officeooo:rsid="00119e50"/>
    </style:style>
    <style:style style:name="T42" style:family="text">
      <style:text-properties officeooo:rsid="0014b492"/>
    </style:style>
    <style:style style:name="T43" style:family="text">
      <style:text-properties officeooo:rsid="0017089f"/>
    </style:style>
    <style:style style:name="T44" style:family="text">
      <style:text-properties officeooo:rsid="0017c07c"/>
    </style:style>
    <style:style style:name="T45" style:family="text">
      <style:text-properties officeooo:rsid="001857e6"/>
    </style:style>
    <style:style style:name="T46" style:family="text">
      <style:text-properties officeooo:rsid="001a2382"/>
    </style:style>
    <style:style style:name="T47" style:family="text">
      <style:text-properties officeooo:rsid="001a298c"/>
    </style:style>
    <style:style style:name="T48" style:family="text">
      <style:text-properties officeooo:rsid="001b9520"/>
    </style:style>
    <style:style style:name="T49" style:family="text">
      <style:text-properties officeooo:rsid="001c4bd5"/>
    </style:style>
    <style:style style:name="T50" style:family="text">
      <style:text-properties officeooo:rsid="001cd94a"/>
    </style:style>
    <style:style style:name="T51" style:family="text">
      <style:text-properties officeooo:rsid="001e656a"/>
    </style:style>
    <style:style style:name="T52" style:family="text">
      <style:text-properties officeooo:rsid="001f6875"/>
    </style:style>
    <style:style style:name="T53" style:family="text">
      <style:text-properties officeooo:rsid="002024ec"/>
    </style:style>
    <style:style style:name="T54" style:family="text">
      <style:text-properties officeooo:rsid="0021abe4"/>
    </style:style>
    <style:style style:name="T55" style:family="text">
      <style:text-properties officeooo:rsid="0021f96c"/>
    </style:style>
    <style:style style:name="T56" style:family="text">
      <style:text-properties officeooo:rsid="0022a8cb"/>
    </style:style>
    <style:style style:name="T57" style:family="text">
      <style:text-properties officeooo:rsid="0023d4a1"/>
    </style:style>
    <style:style style:name="T58" style:family="text">
      <style:text-properties officeooo:rsid="0025c5de"/>
    </style:style>
    <style:style style:name="T59" style:family="text">
      <style:text-properties officeooo:rsid="0026f64e"/>
    </style:style>
    <style:style style:name="T60" style:family="text">
      <style:text-properties officeooo:rsid="002757ad"/>
    </style:style>
    <style:style style:name="T61" style:family="text">
      <style:text-properties officeooo:rsid="0028256b"/>
    </style:style>
    <style:style style:name="T62" style:family="text">
      <style:text-properties officeooo:rsid="0029161a"/>
    </style:style>
    <style:style style:name="T63" style:family="text">
      <style:text-properties officeooo:rsid="002a0455"/>
    </style:style>
    <style:style style:name="T64" style:family="text">
      <style:text-properties officeooo:rsid="002b94c8"/>
    </style:style>
    <style:style style:name="T65" style:family="text">
      <style:text-properties officeooo:rsid="002ca7d1"/>
    </style:style>
    <style:style style:name="T66" style:family="text">
      <style:text-properties officeooo:rsid="002d6d91"/>
    </style:style>
    <style:style style:name="T67" style:family="text">
      <style:text-properties officeooo:rsid="0033b98b"/>
    </style:style>
    <style:style style:name="T68" style:family="text">
      <style:text-properties officeooo:rsid="00351a67"/>
    </style:style>
    <style:style style:name="T69" style:family="text">
      <style:text-properties officeooo:rsid="00372060"/>
    </style:style>
    <style:style style:name="T70" style:family="text">
      <style:text-properties officeooo:rsid="0037359d"/>
    </style:style>
    <style:style style:name="T71" style:family="text">
      <style:text-properties officeooo:rsid="003a419c"/>
    </style:style>
    <style:style style:name="T72" style:family="text">
      <style:text-properties officeooo:rsid="003a4a95"/>
    </style:style>
    <style:style style:name="T73" style:family="text">
      <style:text-properties officeooo:rsid="003b42bc"/>
    </style:style>
    <style:style style:name="T74" style:family="text">
      <style:text-properties officeooo:rsid="003b5258"/>
    </style:style>
    <style:style style:name="T75" style:family="text">
      <style:text-properties officeooo:rsid="003c1abd"/>
    </style:style>
    <style:style style:name="T76" style:family="text">
      <style:text-properties officeooo:rsid="0036ffe6"/>
    </style:style>
    <style:style style:name="T77" style:family="text">
      <style:text-properties officeooo:rsid="003c76ef"/>
    </style:style>
    <style:style style:name="T78" style:family="text">
      <style:text-properties officeooo:rsid="003cf88b"/>
    </style:style>
    <style:style style:name="T79" style:family="text">
      <style:text-properties officeooo:rsid="003fd92c"/>
    </style:style>
    <style:style style:name="T80" style:family="text">
      <style:text-properties officeooo:rsid="0040c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seudo-classes</text:p>
      <text:p text:style-name="P56"><text:span text:style-name="T1">Pseudo classe é uma palavra-chave (keyword) adicionada a seletores do css pra identificar o estado especial do elemento</text:span><text:span text:style-name="T39"> (que </text:span><text:span text:style-name="T2">especifica um estado especial do elemento selecionado</text:span><text:span text:style-name="T3">)</text:span></text:p>
      <text:p text:style-name="P2">_____________</text:p>
      <text:p text:style-name="P57"><text:span text:style-name="T3">U</text:span><text:span text:style-name="T2">ma pseudo-classe é declarada por dois pontos (:) depois do seletor e o nome da pseudo-classe (keyword / </text:span><text:span text:style-name="T4">palavra-chave</text:span><text:span text:style-name="T2">)</text:span></text:p>
      <text:p text:style-name="P35">seletor:pseudo-classe {</text:p>
      <text:p text:style-name="P35">}</text:p>
      <text:p text:style-name="P1">________________________________________________________________________________</text:p>
      <text:h text:style-name="P109" text:outline-level="1">Pseudo-classe<text:span text:style-name="T43">s</text:span> em links</text:h>
      <text:p text:style-name="P58">As pseudo-classes que são usadas em links (pra link) são:</text:p>
      <text:p text:style-name="P58">:link | :visited | :hover | :active | :focus</text:p>
      <text:p text:style-name="P3">_____________</text:p>
      <text:h text:style-name="Heading_20_2" text:outline-level="2">:link</text:h>
      <text:p text:style-name="P59">A pseudo-classe link tem a função de ficar ativada enquanto o site não for visitado, ou seja, enquanto não clicarmos sobre o link alguma configuração vai ser setada, <text:span text:style-name="T40">depois de clicarmos, essa configuração deixa de ser valida e volta pro seu estado original</text:span></text:p>
      <text:p text:style-name="P59">:link – enquanto não for visitado…</text:p>
      <text:p text:style-name="P4">_____________</text:p>
      <text:h text:style-name="Heading_20_2" text:outline-level="2">:visited</text:h>
      <text:p text:style-name="P62">A pseudo-classe visited é ativada quando o link for visitado, ou seja, quando clicarmos sobre o link, quando isso acontecer alguma configuração vai ser setada, mas enquanto não acontece, essa configuração é invalida</text:p>
      <text:p text:style-name="P62">:visited – quando for visitado…</text:p>
      <text:p text:style-name="P4">_____________</text:p>
      <text:h text:style-name="Heading_20_2" text:outline-level="2">:hover</text:h>
      <text:p text:style-name="P63">A <text:s/>pseudo-classe <text:span text:style-name="T41">hover é ativada quando o cursor estiver por cima, ou seja, quando passamos o cursor sobre o link alguma configuração vai ser setada</text:span></text:p>
      <text:p text:style-name="P62">:hover – quando o <text:span text:style-name="T41">cursor</text:span> estiver em cima…</text:p>
      <text:p text:style-name="P5">_____________</text:p>
      <text:p text:style-name="P5"/>
      <text:h text:style-name="P111" text:outline-level="2"><text:soft-page-break/>:<text:span text:style-name="T41">active</text:span></text:h>
      <text:p text:style-name="P60"><text:span text:style-name="T3">A <text:s/>pseudo-classe </text:span><text:span text:style-name="T5">active é ativada quando clicamos no link, ou seja, enquanto estamos clicando sobre o link alguma configuração é setada, depois de soltarmos o botão de click do mouse essas configurações serão invalidas, ou seja, o link vai voltar pro estado original</text:span></text:p>
      <text:p text:style-name="P64"><text:span text:style-name="T5">A </text:span><text:span text:style-name="T2">diferença entre :visited e :active é </text:span><text:span text:style-name="T6">que, no visited, quando clicamos, a configuração fica pra sempre e no active quando soltamos / paramos de pressionar, o link volta ao normal</text:span></text:p>
      <text:p text:style-name="P36">:active – quando clicar…</text:p>
      <text:p text:style-name="P6">_____________</text:p>
      <text:h text:style-name="P112" text:outline-level="2">:<text:span text:style-name="T42">focus</text:span></text:h>
      <text:p text:style-name="P61"><text:span text:style-name="T3">A <text:s/>pseudo-classe </text:span><text:span text:style-name="T7">focus é ativada quando damos foco ao link, pode ser clicando ou selecionando ele pelo tab ou por alguma outra ferramenta</text:span></text:p>
      <text:p text:style-name="P61"><text:span text:style-name="T8">O</text:span><text:span text:style-name="T7"> focus é muito semelhante ao active, a diferença é que pro </text:span><text:span text:style-name="T8">active</text:span><text:span text:style-name="T7"> ser ativado </text:span><text:span text:style-name="T8">é preciso cumprir uma única condição, o click, enquanto o focus pode ser ativado por diversas condições</text:span></text:p>
      <text:p text:style-name="P37">:focus – quando der foco…</text:p>
      <text:p text:style-name="P7">________________________________________________________________________________</text:p>
      <text:h text:style-name="P109" text:outline-level="1"><text:span text:style-name="T52">P</text:span>seudo-classe<text:span text:style-name="T43">s</text:span> em filhos</text:h>
      <text:p text:style-name="P68">As pseudo-classes que são usadas para filhos são:</text:p>
      <text:p text:style-name="P68"/>
      <text:p text:style-name="P69">:first-child | :<text:span text:style-name="T44">last-child </text:span><text:span text:style-name="T46">| :nth-child( ) </text:span><text:span text:style-name="T49">| </text:span><text:span text:style-name="T46">:nth-</text:span><text:span text:style-name="T49">last-</text:span><text:span text:style-name="T46">child( )</text:span></text:p>
      <text:p text:style-name="P8">_____________</text:p>
      <text:h text:style-name="Heading_20_2" text:outline-level="2">:<text:span text:style-name="T44">first-child</text:span></text:h>
      <text:p text:style-name="P73">A pseudo-classe first-child seleciona o primeiro elemento / filho, ou seja, o primeiro filho vai receber configurações diferentes do resto</text:p>
      <text:p text:style-name="P73">:first-child – o primeiro filho…</text:p>
      <text:p text:style-name="P8">_____________</text:p>
      <text:h text:style-name="Heading_20_2" text:outline-level="2">:<text:span text:style-name="T44">last-child</text:span></text:h>
      <text:p text:style-name="P26">A pseudo-classe last-child seleciona o ultimo elemento / filho, ou seja, o <text:span text:style-name="T45">ultimo</text:span> filho vai receber configurações diferentes do resto</text:p>
      <text:p text:style-name="P26">:<text:span text:style-name="T45">last</text:span>-child – o <text:span text:style-name="T45">ultimo</text:span> filho…</text:p>
      <text:p text:style-name="P9">_____________</text:p>
      <text:h text:style-name="Heading_20_2" text:outline-level="2"><text:soft-page-break/>:nth-child<text:span text:style-name="T46">( )</text:span></text:h>
      <text:p text:style-name="P27">A pseudo-classe <text:span text:style-name="T46">:nth-child( )</text:span> <text:span text:style-name="T47">tem a função de </text:span>seleciona<text:span text:style-name="T47">r algum elemento / filho, ou seja, basta colocar o posicionamento do filho entre os parênteses ex: se você quiser selecionar o quarto filho basta botar o numero 4:</text:span></text:p>
      <text:p text:style-name="P38"><text:line-break/>seletor:nth-child(4) {</text:p>
      <text:p text:style-name="P38">}</text:p>
      <text:p text:style-name="P38">______</text:p>
      <text:p text:style-name="P41">Tambem podemos colocar o valor even (par) ou odd (impar), que significa que todos os pares ou todos os impares serão selecionados e irão ganhar uma configuração extra sobrepondo a original</text:p>
      <text:p text:style-name="P25"><text:span text:style-name="T47">seletor:nth-child(</text:span><text:span text:style-name="T48">odd</text:span><text:span text:style-name="T47">) { </text:span><text:span text:style-name="T48">apenas os elementos com posicionamento impar serão selecionados</text:span></text:p>
      <text:p text:style-name="P39">}</text:p>
      <text:p text:style-name="P25"><text:span text:style-name="T47">seletor:nth-child(</text:span><text:span text:style-name="T48">even</text:span><text:span text:style-name="T47">) {</text:span><text:span text:style-name="T48">apenas os elementos com posicionamento par serão selecionados</text:span></text:p>
      <text:p text:style-name="P39">}</text:p>
      <text:p text:style-name="P39">______</text:p>
      <text:p text:style-name="P42">Tambem podemos colocar expressões matematicas</text:p>
      <text:p text:style-name="P31"><text:span text:style-name="T46">:nth-child( ) - </text:span><text:span text:style-name="T61">o filho na posição...</text:span></text:p>
      <text:p text:style-name="P10">_____________</text:p>
      <text:h text:style-name="Heading_20_2" text:outline-level="2"><text:span text:style-name="T46">:nth-</text:span><text:span text:style-name="T49">last-</text:span><text:span text:style-name="T46">child( )</text:span></text:h>
      <text:p text:style-name="P28">A pseudo-classe <text:span text:style-name="T46">:nth-</text:span><text:span text:style-name="T49">last-</text:span><text:span text:style-name="T46">child( )</text:span> <text:span text:style-name="T47">tem a função de </text:span>seleciona<text:span text:style-name="T47">r algum elemento / filho </text:span><text:span text:style-name="T49">exatamente igual ao nth-child, porem a ordem é de tras pra frente / de baixo pra cima ou seja, o primeiro elemento na verdade é o ultimo</text:span></text:p>
      <text:p text:style-name="P42">3 elemento</text:p>
      <text:p text:style-name="P42">2 elemento</text:p>
      <text:p text:style-name="P42">1 elemento</text:p>
      <text:p text:style-name="P28"><text:span text:style-name="T46">:nth-</text:span><text:span text:style-name="T49">last-</text:span><text:span text:style-name="T46">child(</text:span><text:span text:style-name="T49">1</text:span><text:span text:style-name="T46">) </text:span><text:span text:style-name="T49">{</text:span></text:p>
      <text:p text:style-name="P42">} </text:p>
      <text:p text:style-name="P42">quando o valor 1 é posto ele vai pegar o ultimo item, quando o 2 é posto ele pega o penultimo item e assim sucessivamente</text:p>
      <text:p text:style-name="P42">Os valores usados são o mesmo do nth-child</text:p>
      <text:p text:style-name="P32"><text:s/><text:span text:style-name="T46">:nth-</text:span><text:span text:style-name="T49">last-</text:span><text:span text:style-name="T46">child( ) - </text:span><text:span text:style-name="T61">o filho na posição...</text:span></text:p>
      <text:p text:style-name="P10">_____________</text:p>
      <text:p text:style-name="Standard"/>
      <text:p text:style-name="Standard"/>
      <text:p text:style-name="Standard"/>
      <text:p text:style-name="Standard"><text:soft-page-break/></text:p>
      <text:h text:style-name="Heading_20_2" text:outline-level="2">:<text:span text:style-name="T49">nth-off-type</text:span><text:span text:style-name="T50">( )</text:span></text:h>
      <text:p text:style-name="P87">Essa pseudo-classe funciona do mesmo jeito que o nth-child, os valores tambem são iguais</text:p>
      <text:p text:style-name="P88">A única diferença é que ele diferencia os tipos, <text:span text:style-name="T51">ou seja, ele vai selecionar os filhos de cada tipo ex:</text:span></text:p>
      <text:p text:style-name="P89">nth-off-type(2) {<text:line-break/>}</text:p>
      <text:p text:style-name="P89">se em um container tiver h1 e p ele vai pegar o segundo filho de h1 e o segundo filho de p, ao contrario do nth-child</text:p>
      <text:p text:style-name="P90">nth-off-type( ) - <text:span text:style-name="T61">o filho na posiç</text:span><text:span text:style-name="T11">ão...</text:span></text:p>
      <text:p text:style-name="P10">_____________</text:p>
      <text:h text:style-name="Heading_20_2" text:outline-level="2">:<text:span text:style-name="T49">nth-last-off-type</text:span><text:span text:style-name="T50">( )</text:span></text:h>
      <text:p text:style-name="P43">Essa pseudo-classe funciona do mesmo jeito que o nth-<text:span text:style-name="T50">last</text:span>-child, os valores tambem são iguais, <text:span text:style-name="T50">e tambem é contado ao contrario, de baixo pra cima, o ultimo elemento é o primeiro</text:span></text:p>
      <text:p text:style-name="P88">A única diferença é que ele diferencia os tipos, <text:span text:style-name="T51">ou seja, ele vai selecionar os filhos de cada tipo ex:</text:span></text:p>
      <text:p text:style-name="P89">nth-last-off-type(2) {<text:line-break/>}</text:p>
      <text:p text:style-name="P44">se em um container tiver h1 e p ele vai pegar o penultimo filho de h1 e o penultimo filho de p, ao contrario do nth-last-child</text:p>
      <text:p text:style-name="P45">nth-last-off-type( ) - <text:span text:style-name="T61">o filho na posição</text:span> </text:p>
      <text:p text:style-name="P11">________________________________________________________________________________</text:p>
      <text:h text:style-name="P109" text:outline-level="1">Pseudo-classes para formularios</text:h>
      <text:p text:style-name="P70">As pseudo-classes que são usadas para <text:span text:style-name="T54">formularios</text:span> são:</text:p>
      <text:p text:style-name="P65"/>
      <text:p text:style-name="P67">:<text:span text:style-name="T54">disabled | :</text:span><text:span text:style-name="T55">enabled | :</text:span><text:span text:style-name="T56">invalid | :valid </text:span><text:span text:style-name="T61">| :required | :</text:span><text:span text:style-name="T62">optional </text:span><text:span text:style-name="T64">| :read-only </text:span><text:span text:style-name="T65">| :read-write </text:span><text:span text:style-name="T66">| :in-range</text:span></text:p>
      <text:p text:style-name="P101">| :out-of-range | :checked</text:p>
      <text:p text:style-name="P12">_____________</text:p>
      <text:h text:style-name="Heading_20_2" text:outline-level="2">:<text:span text:style-name="T54">disabled</text:span></text:h>
      <text:p text:style-name="P74">A pseudo-classe :<text:span text:style-name="T57">disable</text:span><text:span text:style-name="T58">d</text:span><text:span text:style-name="T57"> tem a funç</text:span><text:span text:style-name="T9">ão de selecionar todos os inputs que estão desabilitados aplicando alguma configuração pra ele</text:span></text:p>
      <text:p text:style-name="P91"><text:span text:style-name="T2">pra essa pseudo-classe funcionar o input precisa estar desabilitado, quem tem essa função é a palavra disabled </text:span><text:span text:style-name="T10">que é colocada dentro do input</text:span></text:p>
      <text:p text:style-name="P48">input:disabled {<text:line-break/>}</text:p>
      <text:p text:style-name="P48"><text:soft-page-break/>&lt;input type=” <text:s/>“ <text:s/>name=” <text:s/>“ disabled &gt;</text:p>
      <text:p text:style-name="P92">basta declarar “disabled” no input, que desabilita ele, funciona como o class</text:p>
      <text:p text:style-name="P75">:<text:span text:style-name="T57">disable</text:span><text:span text:style-name="T58">d – </text:span><text:span text:style-name="T61">quando estiver desabilitado...</text:span></text:p>
      <text:p text:style-name="P13">_____________</text:p>
      <text:h text:style-name="P113" text:outline-level="2">:<text:span text:style-name="T58">enabled</text:span></text:h>
      <text:p text:style-name="P29">A pseudo-classe :<text:span text:style-name="T58">enabled</text:span><text:span text:style-name="T57"> tem a função de selecionar todos os inputs que estão </text:span><text:span text:style-name="T58">habilitados</text:span><text:span text:style-name="T57"> aplicando alguma configuração pra ele, </text:span><text:span text:style-name="T58">lembrando que</text:span><text:span text:style-name="T57"> </text:span><text:span text:style-name="T58">o padrão do input é estar habilitado</text:span></text:p>
      <text:p text:style-name="P48">essa pseudo-classe funciona quando tiver inputs desabilitados e a configuração que você quer vale apenas para aqueles que estão habilitados</text:p>
      <text:p text:style-name="P32">:<text:span text:style-name="T58">enabled – </text:span><text:span text:style-name="T61">quando estiver habilitado...</text:span></text:p>
      <text:p text:style-name="P14">_____________</text:p>
      <text:h text:style-name="P114" text:outline-level="2">:<text:span text:style-name="T59">invalid</text:span></text:h>
      <text:p text:style-name="P30">A pseudo-classe :<text:span text:style-name="T59">invalid</text:span><text:span text:style-name="T57"> </text:span><text:span text:style-name="T59">serve pra qualquer conteudo que esteja invalido, identificando quais campos foram preenchidos incorretamente e adicionando alguma configuração pra quando essa cituação ocorrer</text:span></text:p>
      <text:p text:style-name="P49"><text:span text:style-name="T60">ex: </text:span>se um campo de e-mail não for preenchido com um e-mail valido, ou se a pessoa digitar errado, ou se não for um e-mail, alguma configuração vai se aplicada</text:p>
      <text:p text:style-name="P30">:<text:span text:style-name="T59">invalid – quando </text:span><text:span text:style-name="T60">o conteudo</text:span><text:span text:style-name="T59"> estiver invalido...</text:span></text:p>
      <text:p text:style-name="P15">_____________</text:p>
      <text:h text:style-name="P115" text:outline-level="2">:<text:span text:style-name="T60">valid</text:span></text:h>
      <text:p text:style-name="P31">A pseudo-classe :<text:span text:style-name="T59">valid </text:span><text:span text:style-name="T60">serve pra qualquer conteudo que foi validado com sucesso, ou seja, estiver valido, identificando os campos que foram preenchidos corretamente e adicionando alguma configuração, ajudando o usuario a identificar os campos que estão validos</text:span></text:p>
      <text:p text:style-name="P50"><text:span text:style-name="T60">ex: </text:span>se um campo de e-mail <text:span text:style-name="T60">for preenchido com um e-mail valido, alguma configuração vai ser aplicada</text:span></text:p>
      <text:p text:style-name="P31">:<text:span text:style-name="T60">valid – quando o conteudo estiver valido..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_____________</text:p>
      <text:h text:style-name="Heading_20_2" text:outline-level="2">:<text:span text:style-name="T61">required</text:span></text:h>
      <text:p text:style-name="P33">A pseudo-classe :<text:span text:style-name="T62">required representa qualquer conteudo que esteja com o atributo required, semelhante ao disabled</text:span></text:p>
      <text:p text:style-name="P66"><text:span text:style-name="T14">o atributo required t</text:span><text:span text:style-name="T12">em a função de aplicar configurações para campos que devem ter dados validos antes de serem enviados / submetidos</text:span></text:p>
      <text:p text:style-name="P102"><text:span text:style-name="T12">r</text:span><text:span text:style-name="T2">equired significa: campo obrigatorio</text:span></text:p>
      <text:p text:style-name="P51">seletor:required {<text:line-break/>}</text:p>
      <text:p text:style-name="P93"><text:span text:style-name="T2">&lt;input type=” <text:s/>“ <text:s/>name=” <text:s/>“ </text:span><text:span text:style-name="T12">required</text:span><text:span text:style-name="T2"> &gt;</text:span></text:p>
      <text:p text:style-name="P34"><text:span text:style-name="T2">:</text:span><text:span text:style-name="T62">required – </text:span><text:span text:style-name="T64">se tiver o atributo required...</text:span></text:p>
      <text:p text:style-name="P16">_____________</text:p>
      <text:h text:style-name="Heading_20_2" text:outline-level="2"><text:span text:style-name="T61">:</text:span><text:span text:style-name="T62">optional</text:span></text:h>
      <text:p text:style-name="P76"><text:span text:style-name="T2">A pseudo-classe :</text:span><text:span text:style-name="T12">optional </text:span><text:span text:style-name="T13">seleciona qualquer elemento que não tenha o atributo required, </text:span><text:span text:style-name="T63">aplicando configuraç</text:span><text:span text:style-name="T13">ões a elementos que são opcionais</text:span></text:p>
      <text:p text:style-name="P77"><text:span text:style-name="T2">:</text:span><text:span text:style-name="T12">optional – </text:span><text:span text:style-name="T14">se for opcional...</text:span></text:p>
      <text:p text:style-name="P17">_____________</text:p>
      <text:h text:style-name="Heading_20_2" text:outline-level="2">:read-only</text:h>
      <text:p text:style-name="P78"><text:span text:style-name="T2">A pseudo-classe :</text:span><text:span text:style-name="T14">read-only </text:span><text:span text:style-name="T15">seleciona qualquer elemento que tenha o atributo readonly, permitindo fazer configurações</text:span></text:p>
      <text:p text:style-name="P52">o atributo readonly tem a função de permitir apenas a leitura, não deixando digitar nem editar, porem ainda é permitido selecionar o texto caso queira copia-lo</text:p>
      <text:p text:style-name="P52">ex:</text:p>
      <text:p text:style-name="P52">seletor:read-only {</text:p>
      <text:p text:style-name="P52">}</text:p>
      <text:p text:style-name="P94"><text:span text:style-name="T2">&lt;input type=” <text:s/>“ <text:s/>name=” <text:s/>“ </text:span><text:span text:style-name="T15">readonly</text:span><text:span text:style-name="T2"> &gt;</text:span></text:p>
      <text:p text:style-name="P98">:read-only – se tiver o atributo readonly...</text:p>
      <text:p text:style-name="P18">_____________</text:p>
      <text:h text:style-name="Heading_20_2" text:outline-level="2">:read-write</text:h>
      <text:p text:style-name="P79"><text:span text:style-name="T2">A pseudo-classe :</text:span><text:span text:style-name="T14">read-</text:span><text:span text:style-name="T16">write seleciona qualquer elemento que tenha a permissão de escrever, </text:span><text:span text:style-name="T19">editar e ler</text:span><text:span text:style-name="T16"> </text:span><text:span text:style-name="T17">(</text:span><text:span text:style-name="T16">sendo esse o padrão</text:span><text:span text:style-name="T17">)</text:span><text:span text:style-name="T16">, ou seja, todo elemento que não tenha o atributo readonly</text:span></text:p>
      <text:p text:style-name="P79"><text:soft-page-break/><text:span text:style-name="T16">read-write – se for permitido escrever...</text:span><text:span text:style-name="T14"> </text:span></text:p>
      <text:p text:style-name="P19"/>
      <text:p text:style-name="P19">_____________</text:p>
      <text:h text:style-name="Heading_20_2" text:outline-level="2">:<text:span text:style-name="T66">in-range</text:span></text:h>
      <text:p text:style-name="P80"><text:span text:style-name="T2">A pseudo-classe :</text:span><text:span text:style-name="T17">in-range seleciona elementos que estão entre os valores apresentados no atributo minimo e maximo, ou seja, </text:span><text:span text:style-name="T18">aplica algumas configurações para elementos que estão entre os dois valores apresentados</text:span></text:p>
      <text:p text:style-name="P53">seletor:in-range {<text:line-break/>}</text:p>
      <text:p text:style-name="P95"><text:span text:style-name="T2">&lt;input type=”</text:span><text:span text:style-name="T17">number</text:span><text:span text:style-name="T2">“ <text:s/></text:span><text:span text:style-name="T17">min=” <text:s/>“ <text:s/>max=” <text:s/>“</text:span><text:span text:style-name="T2">&gt;</text:span></text:p>
      <text:p text:style-name="P54">ex:</text:p>
      <text:p text:style-name="P96"><text:span text:style-name="T2">&lt;input type=”</text:span><text:span text:style-name="T17">number</text:span><text:span text:style-name="T2">“ <text:s/></text:span><text:span text:style-name="T18">value=”15” </text:span><text:span text:style-name="T17">min=”</text:span><text:span text:style-name="T18">10</text:span><text:span text:style-name="T17">“ <text:s/>max=”</text:span><text:span text:style-name="T18">20</text:span><text:span text:style-name="T17">“</text:span><text:span text:style-name="T2">&gt;</text:span></text:p>
      <text:p text:style-name="P53">:in-range – se estiver entre o minimo e maximo...</text:p>
      <text:p text:style-name="P20">_____________</text:p>
      <text:h text:style-name="Heading_20_2" text:outline-level="2">:out-of-range</text:h>
      <text:p text:style-name="P81"><text:span text:style-name="T2">A pseudo-classe :</text:span><text:span text:style-name="T18">out-of-range </text:span><text:span text:style-name="T17">seleciona elementos que </text:span><text:span text:style-name="T18">tem o valor fora dos atributos minimo e maximo, ou seja, aplica algumas configurações para elementos que não estão entre os valores minimo e maximo apresentados</text:span></text:p>
      <text:p text:style-name="P99"><text:span text:style-name="T2">seletor:</text:span><text:span text:style-name="T18">out-of-range </text:span><text:span text:style-name="T2">{<text:line-break/>}</text:span></text:p>
      <text:p text:style-name="P96"><text:span text:style-name="T2">&lt;input type=”</text:span><text:span text:style-name="T17">number</text:span><text:span text:style-name="T2">“ <text:s/></text:span><text:span text:style-name="T17">min=” <text:s/>“ <text:s/>max=” <text:s/>“</text:span><text:span text:style-name="T2">&gt;</text:span></text:p>
      <text:p text:style-name="P54">ex:</text:p>
      <text:p text:style-name="P96"><text:span text:style-name="T2">&lt;input type=”</text:span><text:span text:style-name="T17">number</text:span><text:span text:style-name="T2">“ <text:s/></text:span><text:span text:style-name="T18">value=”15” </text:span><text:span text:style-name="T17">min=”</text:span><text:span text:style-name="T18">0</text:span><text:span text:style-name="T17">“ <text:s/>max=”</text:span><text:span text:style-name="T18">10</text:span><text:span text:style-name="T17">“</text:span><text:span text:style-name="T2">&gt;</text:span></text:p>
      <text:p text:style-name="P82"><text:span text:style-name="T17">:</text:span><text:span text:style-name="T18">out-of-range</text:span><text:span text:style-name="T17"> – se estiver</text:span><text:span text:style-name="T18"> fora</text:span><text:span text:style-name="T17"> </text:span><text:span text:style-name="T18">d</text:span><text:span text:style-name="T17">o minimo e </text:span><text:span text:style-name="T18">do</text:span><text:span text:style-name="T17"> maximo…</text:span></text:p>
      <text:p text:style-name="P21">_____________</text:p>
      <text:h text:style-name="Heading_20_2" text:outline-level="2">:checked</text:h>
      <text:p text:style-name="P82"><text:span text:style-name="T2">A pseudo-classe :</text:span><text:span text:style-name="T19">checked seleciona elementos que tem o atributo checked, aplicando algumas configurações quando estiver checado (marcado), ou seja, quando a condição “marcado” for verdadeira, algumas configurações serão aplicadas</text:span></text:p>
      <text:p text:style-name="P55">seletor:checked {<text:line-break/>{</text:p>
      <text:p text:style-name="P97"><text:span text:style-name="T2">&lt;input type=”</text:span><text:span text:style-name="T19">checkbox</text:span><text:span text:style-name="T2">“ <text:s/></text:span><text:span text:style-name="T19">checked</text:span><text:span text:style-name="T2">&gt;</text:span></text:p>
      <text:p text:style-name="P55">quando a condição checked for verdadeira, a pseudo-classe :checked vai passar a ser valida</text:p>
      <text:p text:style-name="P100"><text:soft-page-break/>:checked – se estiver marcado...</text:p>
      <text:p text:style-name="P21">________________________________________________________________________________</text:p>
      <text:h text:style-name="P109" text:outline-level="1">Pseudo-classes para paragrafos</text:h>
      <text:p text:style-name="P72">As pseudo-classes <text:span text:style-name="T68">para paragrafos</text:span><text:span text:style-name="T67"> são:</text:span></text:p>
      <text:p text:style-name="P72"/>
      <text:p text:style-name="P118">:first-of-type | :<text:span text:style-name="T69">last-of-type </text:span><text:span text:style-name="T70">| </text:span><text:span text:style-name="T77">:only-of-type |</text:span><text:span text:style-name="T70"> :</text:span><text:span text:style-name="T75">nth-of-type( ) | </text:span><text:span text:style-name="T70">:</text:span><text:span text:style-name="T75">nth-last-of-type( ) </text:span><text:span text:style-name="T77">|</text:span></text:p>
      <text:p text:style-name="P22">_____________</text:p>
      <text:h text:style-name="Heading_20_2" text:outline-level="2">:<text:span text:style-name="T68">first-of-type</text:span></text:h>
      <text:p text:style-name="P84"><text:span text:style-name="T2">A pseudo-classe :</text:span><text:span text:style-name="T22">first-of-type seleciona o primeiro elemento do seu tipo dentro de uma estrutura, ou seja, vai selecionar <text:s/>o primeiro elemento </text:span><text:span text:style-name="T23">ou os primeiros elementos</text:span><text:span text:style-name="T22"> do tipo que esta especificado antes da pseudo-classe</text:span></text:p>
      <text:p text:style-name="P119">ex:</text:p>
      <text:p text:style-name="P119">p:first-of-type {</text:p>
      <text:p text:style-name="P119">} vai selecionar o primeiro paragrafo</text:p>
      <text:p text:style-name="P119"/>
      <text:p text:style-name="P104">h2:first-of-type {</text:p>
      <text:p text:style-name="P104">} vai selecionar o primeiro h2</text:p>
      <text:p text:style-name="P104"/>
      <text:p text:style-name="P104">header h2:first-of-type {</text:p>
      <text:p text:style-name="P104">} vai selecionar apenas o primeiro h2 que estiver dentro do header</text:p>
      <text:p text:style-name="P72"/>
      <text:p text:style-name="P84"><text:span text:style-name="T2">:</text:span><text:span text:style-name="T22">first-of-type – </text:span><text:span text:style-name="T28">se for </text:span><text:span text:style-name="T22">o</text:span><text:span text:style-name="T23">(s)</text:span><text:span text:style-name="T22"> primeiro</text:span><text:span text:style-name="T23">(s)</text:span><text:span text:style-name="T22"> elemento do tipo...</text:span></text:p>
      <text:p text:style-name="P23">_____________</text:p>
      <text:h text:style-name="P116" text:outline-level="2">:<text:span text:style-name="T69">last</text:span><text:span text:style-name="T68">-of-type</text:span></text:h>
      <text:p text:style-name="P84"><text:span text:style-name="T2">A pseudo-classe :</text:span><text:span text:style-name="T23">last</text:span><text:span text:style-name="T22">-of-type seleciona o </text:span><text:span text:style-name="T23">ultimo</text:span><text:span text:style-name="T22"> elemento do seu tipo dentro de uma estrutura, ou seja, vai selecionar <text:s/>o </text:span><text:span text:style-name="T23">ultimo</text:span><text:span text:style-name="T22"> elemento </text:span><text:span text:style-name="T23">ou os ultimos elementos</text:span><text:span text:style-name="T22"> do tipo que esta especificado antes da pseudo-classe</text:span></text:p>
      <text:p text:style-name="P120">ex:</text:p>
      <text:p text:style-name="P106"><text:span text:style-name="T2">p:</text:span><text:span text:style-name="T23">last</text:span><text:span text:style-name="T2">-of-type {</text:span></text:p>
      <text:p text:style-name="P106"><text:span text:style-name="T2">} vai selecionar o </text:span><text:span text:style-name="T23">ultimo</text:span><text:span text:style-name="T2"> paragrafo</text:span></text:p>
      <text:p text:style-name="P121"/>
      <text:p text:style-name="P105">h2:<text:span text:style-name="T69">last</text:span>-of-type {</text:p>
      <text:p text:style-name="P105">} vai selecionar o <text:span text:style-name="T69">ultimo</text:span> h2</text:p>
      <text:p text:style-name="P105"/>
      <text:p text:style-name="P105">header h2:<text:span text:style-name="T69">last</text:span>-of-type {</text:p>
      <text:p text:style-name="P105">} vai selecionar apenas o <text:span text:style-name="T69">ultimo</text:span> h2 que estiver dentro do header</text:p>
      <text:p text:style-name="P84"><text:span text:style-name="T2"/></text:p>
      <text:p text:style-name="P84"><text:soft-page-break/><text:span text:style-name="T2">:</text:span><text:span text:style-name="T24">last</text:span><text:span text:style-name="T22">-of-type – </text:span><text:span text:style-name="T28">se for</text:span><text:span text:style-name="T22"> o</text:span><text:span text:style-name="T23">(s)</text:span><text:span text:style-name="T22"> </text:span><text:span text:style-name="T23">ultimo(s)</text:span><text:span text:style-name="T22"> elemento do tipo…</text:span></text:p>
      <text:h text:style-name="P110" text:outline-level="1">:only-of-type</text:h>
      <text:p text:style-name="P136"><text:span text:style-name="T30">A pseudo-classe :</text:span><text:span text:style-name="T33">only-of-type</text:span><text:span text:style-name="T31"> seleciona </text:span><text:span text:style-name="T33">qualquer elemento que não possui irmãos de um determinado tipo, ou seja, seleciona os elementos únicos dentro de uma estruturar</text:span></text:p>
      <text:p text:style-name="P143"><text:span text:style-name="T2">ex:</text:span></text:p>
      <text:p text:style-name="P143"><text:span text:style-name="T32">p</text:span><text:span text:style-name="T30">:</text:span><text:span text:style-name="T2">only-of-type</text:span><text:span text:style-name="T31"> </text:span><text:span text:style-name="T32">{<text:line-break/>} vai selecionar apenas o</text:span><text:span text:style-name="T34"> paragrafo que esta sozinho na estrutura, que não tem irmãos do mesmo nivel e tipo</text:span></text:p>
      <text:p text:style-name="P143"><text:span text:style-name="T34">div </text:span><text:span text:style-name="T32">p</text:span><text:span text:style-name="T30">:</text:span><text:span text:style-name="T2">only-of-type</text:span><text:span text:style-name="T31"> </text:span><text:span text:style-name="T32">{<text:line-break/>} vai selecionar apenas o</text:span><text:span text:style-name="T34"> paragrafo que esta sozinho dentro de uma div</text:span></text:p>
      <text:p text:style-name="P143"><text:span text:style-name="T34"/></text:p>
      <text:p text:style-name="P143"><text:span text:style-name="T30">:</text:span><text:span text:style-name="T22">only-of-type – </text:span><text:span text:style-name="T34">se for o único do tipo...</text:span></text:p>
      <text:p text:style-name="P126"><text:span text:style-name="T76">_____________</text:span></text:p>
      <text:h text:style-name="Heading_20_2" text:outline-level="2"><text:span text:style-name="T70">:</text:span><text:span text:style-name="T75">nth-of-type( )</text:span></text:h>
      <text:p text:style-name="P133"><text:span text:style-name="T30">A pseudo-classe :</text:span><text:span text:style-name="T31">nth-of-type( ) seleciona um ou mais elementos de um dado tipo, baseado em sua posição entre um gr</text:span><text:span text:style-name="T32">u</text:span><text:span text:style-name="T31">po de irmãos</text:span></text:p>
      <text:p text:style-name="P142"><text:span text:style-name="T31">e</text:span><text:span text:style-name="T2">x:</text:span></text:p>
      <text:p text:style-name="P134"><text:span text:style-name="T32">p</text:span><text:span text:style-name="T30">:</text:span><text:span text:style-name="T31">nth-of-type(</text:span><text:span text:style-name="T32">2</text:span><text:span text:style-name="T31">) </text:span><text:span text:style-name="T32">{<text:line-break/>} vai selecionar apenas os paragrafos que estão na segunda posição</text:span></text:p>
      <text:p text:style-name="P134"><text:span text:style-name="T32"/></text:p>
      <text:p text:style-name="P134"><text:span text:style-name="T32">div p</text:span><text:span text:style-name="T30">:</text:span><text:span text:style-name="T31">nth-of-type(</text:span><text:span text:style-name="T32">2</text:span><text:span text:style-name="T31">) </text:span><text:span text:style-name="T32">{<text:line-break/>} vai selecionar apenas os paragrafos que estão dentro de uma div e na segunda posição</text:span></text:p>
      <text:p text:style-name="P134"><text:span text:style-name="T32"/></text:p>
      <text:p text:style-name="P134"><text:span text:style-name="T30">:</text:span><text:span text:style-name="T31">nth-of-type( ) - </text:span><text:span text:style-name="T32">se for(em) do tipo… e estiver(em) na posição...</text:span></text:p>
      <text:p text:style-name="P127"><text:span text:style-name="T76">_____________</text:span></text:p>
      <text:h text:style-name="P117" text:outline-level="2"><text:span text:style-name="T70">:</text:span><text:span text:style-name="T75">nth-</text:span><text:span text:style-name="T77">last</text:span><text:span text:style-name="T75">-of-type( )</text:span></text:h>
      <text:p text:style-name="P135"><text:span text:style-name="T30">A pseudo-classe :</text:span><text:span text:style-name="T31">nth-</text:span><text:span text:style-name="T33">last</text:span><text:span text:style-name="T31">-of-type( ) seleciona um ou mais elementos de um dado tipo, baseado em sua posição entre um gr</text:span><text:span text:style-name="T32">u</text:span><text:span text:style-name="T31">po de irmãos </text:span><text:span text:style-name="T33">no sentido inverso, ou seja, começando de baixo pra cima</text:span></text:p>
      <text:p text:style-name="P135"><text:span text:style-name="T33">O elemento de numero 1 vai ser o ultimo, o elemento de numero 2 vai ser o penultimo e assim sucessivamente</text:span></text:p>
      <text:p text:style-name="P142"><text:span text:style-name="T31">e</text:span><text:span text:style-name="T2">x:</text:span></text:p>
      <text:p text:style-name="P135"><text:span text:style-name="T32">p</text:span><text:span text:style-name="T30">:</text:span><text:span text:style-name="T31">nth-</text:span><text:span text:style-name="T33">last</text:span><text:span text:style-name="T31">-of-type(</text:span><text:span text:style-name="T32">2</text:span><text:span text:style-name="T31">) </text:span><text:span text:style-name="T32">{<text:line-break/>} vai selecionar apenas os paragrafos que estão na </text:span><text:span text:style-name="T33">penultima</text:span><text:span text:style-name="T32"> posição</text:span></text:p>
      <text:p text:style-name="P135"><text:soft-page-break/><text:span text:style-name="T32"/></text:p>
      <text:p text:style-name="P135"><text:span text:style-name="T32">div p</text:span><text:span text:style-name="T30">:</text:span><text:span text:style-name="T31">nth-</text:span><text:span text:style-name="T33">last</text:span><text:span text:style-name="T31">-of-type(</text:span><text:span text:style-name="T33">1</text:span><text:span text:style-name="T31">) </text:span><text:span text:style-name="T32">{<text:line-break/>} vai selecionar apenas os paragrafos que estão dentro de uma div e na </text:span><text:span text:style-name="T33">ultima</text:span><text:span text:style-name="T32"> posição</text:span></text:p>
      <text:p text:style-name="P135"><text:span text:style-name="T32"/></text:p>
      <text:p text:style-name="P135"><text:span text:style-name="T30">:</text:span><text:span text:style-name="T31">nth-</text:span><text:span text:style-name="T33">last</text:span><text:span text:style-name="T31">-of-type( ) - </text:span><text:span text:style-name="T32">se for(em) do tipo… e estiver(em) na posição...</text:span></text:p>
      <text:p text:style-name="P22">________________________________________________________________________________</text:p>
      <text:h text:style-name="P109" text:outline-level="1">Pseudo-classes variadas</text:h>
      <text:p text:style-name="P71">As pseudo-classes <text:span text:style-name="T67">variadas são:</text:span></text:p>
      <text:p text:style-name="P71"/>
      <text:p text:style-name="P71">:<text:span text:style-name="T67">empty | :</text:span><text:span text:style-name="T70">not( ) </text:span><text:span text:style-name="T71">| :</text:span><text:span text:style-name="T72">dir( ) | :fullscreen </text:span><text:span text:style-name="T74">| :lang( ) </text:span><text:span text:style-name="T78">| :root </text:span><text:span text:style-name="T79">| :target</text:span></text:p>
      <text:p text:style-name="P22">_____________</text:p>
      <text:h text:style-name="Heading_20_2" text:outline-level="2">:<text:span text:style-name="T67">empty</text:span></text:h>
      <text:p text:style-name="P83"><text:span text:style-name="T2">A pseudo-classe :</text:span><text:span text:style-name="T20">empty seleciona elementos que estão vazios, permitindo a aplicação de algumas configurações caso o elemento não tenha conteudo entre sua tag de abertura e tag de fechamento</text:span></text:p>
      <text:p text:style-name="P103"><text:span text:style-name="T20">l</text:span><text:span text:style-name="T2">embrando que espaços vazios são considerados conteudo</text:span></text:p>
      <text:p text:style-name="P83"><text:span text:style-name="T20">:empty – </text:span><text:span text:style-name="T21">se</text:span><text:span text:style-name="T20"> estiver vazio..</text:span></text:p>
      <text:p text:style-name="P22">________________________________________________________________________________</text:p>
      <text:h text:style-name="Heading_20_2" text:outline-level="2"><text:span text:style-name="T67">:</text:span><text:span text:style-name="T70">not( )</text:span></text:h>
      <text:p text:style-name="P85"><text:span text:style-name="T2">A pseudo-classe :</text:span><text:span text:style-name="T24">not( ) tem a função de </text:span><text:span text:style-name="T26">ignorar</text:span><text:span text:style-name="T25"> algum elemento especifico</text:span><text:span text:style-name="T24">, fazendo com que as configurações se apliquem para todos menos para quem esta dentro do not, </text:span><text:span text:style-name="T25">ou seja, quando precisamos aplicar uma configuração para algum tipo de classe, porem queremos que um elemento especifico dessa classe tenha um estilo diferente, nesse caso usamos o not</text:span></text:p>
      <text:p text:style-name="P85"><text:span text:style-name="T25">É como se o not fosse uma exceção, o estilo vai ser aplicado para todos menos para quem estiver dentro do not </text:span><text:span text:style-name="T26">pois ele sera ignorado</text:span></text:p>
      <text:p text:style-name="P122">______</text:p>
      <text:h text:style-name="Heading_20_3" text:outline-level="3">valores:</text:h>
      <text:p text:style-name="P108"><text:span text:style-name="T2">Seletores </text:span><text:span text:style-name="T26">(tags)</text:span><text:span text:style-name="T2">, classes, ids, </text:span><text:span text:style-name="T27">pseudo-classes ou pseudo-elementos</text:span></text:p>
      <text:p text:style-name="P122">ex:</text:p>
      <text:p text:style-name="P86"><text:span text:style-name="T2">:</text:span><text:span text:style-name="T24">not(.</text:span><text:span text:style-name="T26">classe</text:span><text:span text:style-name="T24">) </text:span><text:span text:style-name="T26">{<text:line-break/>}</text:span></text:p>
      <text:p text:style-name="P86"><text:span text:style-name="T26">:</text:span><text:span text:style-name="T24">not(</text:span><text:span text:style-name="T26">#id</text:span><text:span text:style-name="T24">) </text:span><text:span text:style-name="T26">{<text:line-break/>}</text:span></text:p>
      <text:p text:style-name="P86"><text:span text:style-name="T26">:</text:span><text:span text:style-name="T24">not(</text:span><text:span text:style-name="T26">p</text:span><text:span text:style-name="T24">) </text:span><text:span text:style-name="T26">{<text:line-break/>}</text:span></text:p>
      <text:p text:style-name="P40"><text:soft-page-break/>______</text:p>
      <text:p text:style-name="P107"><text:span text:style-name="T2">:not( ) - </text:span><text:span text:style-name="T26">se estiver dentro do parênteses ignora</text:span><text:span text:style-name="T2">...</text:span></text:p>
      <text:p text:style-name="P24"/>
      <text:p text:style-name="P24">_____________</text:p>
      <text:h text:style-name="Heading_20_2" text:outline-level="2"><text:span text:style-name="T71">:</text:span><text:span text:style-name="T72">dir( )</text:span></text:h>
      <text:p text:style-name="P138"><text:span text:style-name="T2">A pseudo-classe :</text:span><text:span text:style-name="T27">dir</text:span><text:span text:style-name="T24">( ) </text:span><text:span text:style-name="T27">seleciona elementos de acordo com a direção do texto, se tiver da direita pra esquerda ou esquerda pra direita</text:span></text:p>
      <text:h text:style-name="Heading_20_3" text:outline-level="3">valores:</text:h>
      <text:p text:style-name="P140"><text:span text:style-name="T2">rtl = direita pra esquerda (right to left)</text:span></text:p>
      <text:p text:style-name="P140"><text:span text:style-name="T2">ltr = esquerda pra direita (left to right)</text:span></text:p>
      <text:p text:style-name="P129">______</text:p>
      <text:p text:style-name="P138"><text:span text:style-name="T2">:</text:span><text:span text:style-name="T27">dir</text:span><text:span text:style-name="T24">(</text:span><text:span text:style-name="T27">rtl</text:span><text:span text:style-name="T24">) </text:span><text:span text:style-name="T27">{</text:span></text:p>
      <text:p text:style-name="P140"><text:span text:style-name="T27">} </text:span><text:span text:style-name="T2">vai selecionar todos os textos que estão da direita pra esquerda</text:span></text:p>
      <text:p text:style-name="P65"/>
      <text:p text:style-name="P138"><text:span text:style-name="T2">:</text:span><text:span text:style-name="T27">dir</text:span><text:span text:style-name="T24">(</text:span><text:span text:style-name="T27">ltr</text:span><text:span text:style-name="T24">) </text:span><text:span text:style-name="T27">{</text:span></text:p>
      <text:p text:style-name="P140"><text:span text:style-name="T2">} vai selecionar todos os textos que estão da esquerda pra direita</text:span></text:p>
      <text:p text:style-name="P130"><text:span text:style-name="T2">______</text:span></text:p>
      <text:p text:style-name="P140"><text:span text:style-name="T2">:</text:span><text:span text:style-name="T28">dir(rtl) – se a direção do texto for da direita pra esquerda</text:span></text:p>
      <text:p text:style-name="P141"><text:span text:style-name="T28">:dir(ltr) – se a direção do texto for da esquerda pra direita</text:span></text:p>
      <text:p text:style-name="P124">_____________</text:p>
      <text:h text:style-name="Heading_20_2" text:outline-level="2">:fullscreen</text:h>
      <text:p text:style-name="P138"><text:span text:style-name="T2">A pseudo-classe :</text:span><text:span text:style-name="T27">fullscreen seleciona elementos que estão no modo tela cheia, se vários elementos estiverem em tela-cheia, isto seleciona todos</text:span></text:p>
      <text:p text:style-name="P138"><text:span text:style-name="T27">é interessante usalo com a pseudo-classe :not( )</text:span></text:p>
      <text:p text:style-name="P65">:<text:span text:style-name="T73">fullscreen – se estiver em tela-cheia</text:span></text:p>
      <text:p text:style-name="P125">_____________</text:p>
      <text:h text:style-name="Heading_20_2" text:outline-level="2">:lang( )</text:h>
      <text:p text:style-name="P132"><text:span text:style-name="T30">A pseudo-classe :</text:span><text:span text:style-name="T29">lang( ) seleciona os elementos que tem a mesma linguagem, especificada com o atributo lang=” “ na tag </text:span><text:span text:style-name="T31">(elemento)</text:span></text:p>
      <text:p text:style-name="P132"><text:span text:style-name="T29"/></text:p>
      <text:p text:style-name="P132"><text:span text:style-name="T29">:lang( ) - se estiver com o mesmo valor (linguagem)...</text:span></text:p>
      <text:p text:style-name="P126"><text:soft-page-break/>_____________</text:p>
      <text:h text:style-name="Heading_20_2" text:outline-level="2">:root</text:h>
      <text:p text:style-name="P137"><text:span text:style-name="T30">A pseudo-classe :</text:span><text:span text:style-name="T34">root </text:span><text:span text:style-name="T35">representa o documento, representa a tag html e é identico ao seletor html, porem a especificidade do :root é maior, ou seja, é como se o :root fosse a raiz do documento</text:span></text:p>
      <text:p text:style-name="P145"><text:span text:style-name="T2">o :root seleciona todos os elementos do html, </text:span><text:span text:style-name="T36">ou seja, seleciona tudo</text:span></text:p>
      <text:p text:style-name="P146"><text:span text:style-name="T36">o :</text:span><text:span text:style-name="T2">root geralmente é usado para botar variaveis</text:span></text:p>
      <text:p text:style-name="P145"><text:span text:style-name="T2">:</text:span><text:span text:style-name="T36">root – se estiver no html (documento)...</text:span></text:p>
      <text:p text:style-name="P128">_____________</text:p>
      <text:h text:style-name="Heading_20_2" text:outline-level="2">:target</text:h>
      <text:p text:style-name="P137"><text:span text:style-name="T30">A pseudo-classe :</text:span><text:span text:style-name="T36">target seleciona um unico elemento que esta com o mesmo id da url </text:span><text:span text:style-name="T37">da tag &lt;a&gt;</text:span><text:span text:style-name="T34">, </text:span><text:span text:style-name="T36">ou seja, aplica alguma configuração </text:span><text:span text:style-name="T37">para o elemento alvo do &lt;a href=” ”&gt;</text:span></text:p>
      <text:p text:style-name="P146">ex:</text:p>
      <text:p text:style-name="P147">:target {</text:p>
      <text:p text:style-name="P147"><text:span text:style-name="T80">color: blue;</text:span><text:line-break/>}</text:p>
      <text:p text:style-name="P146">&lt;a href=” #ultimo-paragrafo“&gt; clique aqui para ir para ultimo paragrafo&lt;/a&gt;</text:p>
      <text:p text:style-name="P146"/>
      <text:p text:style-name="P146">&lt;p id=”ultimo-paragrafo”&gt;lorem ipsum doll&lt;/p&gt;</text:p>
      <text:p text:style-name="P146"/>
      <text:p text:style-name="P146">quando eu clicar na tag &lt;a&gt; o ultimo paragrafo vai ficar com as configuraç<text:span text:style-name="T2">ões que foram setadas na pseudo-classe :targ</text:span><text:span text:style-name="T37">et, nesse caso a cor da letra do &lt;p&gt; vai ficar azul</text:span></text:p>
      <text:p text:style-name="P148"><text:span text:style-name="T2">o :target funciona sozinho, não precisando usar seletor, classe ou id</text:span></text:p>
      <text:p text:style-name="P146"><text:span text:style-name="T37">:target – se for o elemento alvo...</text:span></text:p>
      <text:p text:style-name="P147"><text:span text:style-name="T38">_____________________________________________________________________________</text:span></text:p>
      <text:p text:style-name="P65"/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pan text:style-name="T38"/></text:p>
      <text:p text:style-name="P136"><text:soft-page-break/><text:span text:style-name="T38">_____________________________________________________________________________</text:span></text:p>
      <text:p text:style-name="P144">se… cumprirem alguma condiç<text:span text:style-name="T2">ão recebem essa configuração...</text:span></text:p>
      <text:p text:style-name="P66"><text:span text:style-name="T62">pegar a descriç</text:span><text:span text:style-name="T12">ão do cev do que é pseudo-classe, tem em algum dos dados em algum dos modulos</text:span></text:p>
      <text:p text:style-name="P46">________________________________________________________________________________</text:p>
      <text:p text:style-name="P46">Object-fit: cover; mantem a proporçao da imagem</text:p>
      <text:p text:style-name="P46">muitas divs pra estruturar não é problema</text:p>
      <text:p text:style-name="P46">o svg é muito mais leve que uma imagem, em questão de desempenho o svg sempre vai ser melhor que uma imagem, se tiver a opção de usar svg ao invés de imagem <text:span text:style-name="T53">use</text:span></text:p>
      <text:p text:style-name="P46">é <text:span text:style-name="T53">usado para estilizar alguns elementos especificos sem definir uma classe pra eles</text:span></text:p>
      <text:p text:style-name="P47">quando usar classes/ids e quando usar pseudo-classes | se atentar a isso</text:p>
      <text:p text:style-name="P46">________________________________________________________________________________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an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variant="normal" fo:text-transform="none" fo:color="#000000" loext:opacity="100%" style:font-name="Liberation Serif" fo:font-family="'Liberation Serif'" style:font-family-generic="roman" style:font-pitch="variable" fo:font-size="12pt" fo:letter-spacing="normal" fo:font-style="normal" fo:font-weight="normal" officeooo:rsid="000bd74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3:39:30.402291898</meta:creation-date>
    <dc:date>2022-07-12T11:53:32.379615766</dc:date>
    <meta:editing-duration>PT43M34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13" meta:paragraph-count="279" meta:word-count="2422" meta:character-count="16157" meta:non-whitespace-character-count="13955"/>
  </office:meta>
</office:document-meta>
</file>